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ecf4" officeooo:paragraph-rsid="0018ecf4"/>
    </style:style>
    <style:style style:name="P2" style:family="paragraph" style:parent-style-name="Standard">
      <style:paragraph-properties fo:text-align="justify" style:justify-single-word="false"/>
      <style:text-properties officeooo:rsid="0018ecf4" officeooo:paragraph-rsid="001aa056"/>
    </style:style>
    <style:style style:name="P3" style:family="paragraph" style:parent-style-name="Standard">
      <style:paragraph-properties fo:text-align="justify" style:justify-single-word="false"/>
      <style:text-properties officeooo:rsid="0018ecf4" officeooo:paragraph-rsid="0020ef84"/>
    </style:style>
    <style:style style:name="P4" style:family="paragraph" style:parent-style-name="Standard">
      <style:paragraph-properties fo:text-align="justify" style:justify-single-word="false"/>
      <style:text-properties officeooo:rsid="001dee2f" officeooo:paragraph-rsid="001dee2f"/>
    </style:style>
    <style:style style:name="P5" style:family="paragraph" style:parent-style-name="Standard">
      <style:paragraph-properties fo:text-align="justify" style:justify-single-word="false"/>
      <style:text-properties officeooo:rsid="001dee2f" officeooo:paragraph-rsid="0021fe67"/>
    </style:style>
    <style:style style:name="P6" style:family="paragraph" style:parent-style-name="Standard">
      <style:paragraph-properties fo:text-align="justify" style:justify-single-word="false"/>
      <style:text-properties officeooo:rsid="0021fe67" officeooo:paragraph-rsid="0021fe67"/>
    </style:style>
    <style:style style:name="P7" style:family="paragraph" style:parent-style-name="Standard">
      <style:paragraph-properties fo:text-align="justify" style:justify-single-word="false"/>
      <style:text-properties officeooo:rsid="0021fe67" officeooo:paragraph-rsid="0022719e"/>
    </style:style>
    <style:style style:name="P8" style:family="paragraph" style:parent-style-name="Standard">
      <style:paragraph-properties fo:text-align="justify" style:justify-single-word="false"/>
      <style:text-properties officeooo:paragraph-rsid="002381f7"/>
    </style:style>
    <style:style style:name="P9" style:family="paragraph" style:parent-style-name="Standard">
      <style:paragraph-properties fo:text-align="justify" style:justify-single-word="false"/>
      <style:text-properties officeooo:paragraph-rsid="00251045"/>
    </style:style>
    <style:style style:name="P10" style:family="paragraph" style:parent-style-name="Standard">
      <style:paragraph-properties fo:text-align="justify" style:justify-single-word="false"/>
      <style:text-properties officeooo:paragraph-rsid="002646b4"/>
    </style:style>
    <style:style style:name="T1" style:family="text">
      <style:text-properties officeooo:rsid="001aa056"/>
    </style:style>
    <style:style style:name="T2" style:family="text">
      <style:text-properties officeooo:rsid="001c9929"/>
    </style:style>
    <style:style style:name="T3" style:family="text">
      <style:text-properties officeooo:rsid="001f1a36"/>
    </style:style>
    <style:style style:name="T4" style:family="text">
      <style:text-properties officeooo:rsid="0020ef84"/>
    </style:style>
    <style:style style:name="T5" style:family="text">
      <style:text-properties officeooo:rsid="0021fe67"/>
    </style:style>
    <style:style style:name="T6" style:family="text">
      <style:text-properties officeooo:rsid="0022719e"/>
    </style:style>
    <style:style style:name="T7" style:family="text">
      <style:text-properties officeooo:rsid="002381f7"/>
    </style:style>
    <style:style style:name="T8" style:family="text">
      <style:text-properties officeooo:rsid="00251045"/>
    </style:style>
    <style:style style:name="T9" style:family="text">
      <style:text-properties officeooo:rsid="002646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иртуальная среда Python</text:p>
      <text:p text:style-name="P1"/>
      <text:p text:style-name="P1">1. Создадим и перейдём в папку project1</text:p>
      <text:p text:style-name="P1"><text:tab/>~$ mkdir project1 &amp;&amp; cd project1</text:p>
      <text:p text:style-name="P1"/>
      <text:p text:style-name="P1">2. Создадим в данной папке виртуальное окружение «<text:span text:style-name="T2">env</text:span>»</text:p>
      <text:p text:style-name="P1"><text:tab/>~/project1$ python3.8 -m venv env</text:p>
      <text:p text:style-name="P1"><text:tab/>т.е. модуль (-m venv) создаёт виртуальное окружение с именем «env»</text:p>
      <text:p text:style-name="P2"><text:tab/>~/project1$ <text:span text:style-name="T1">ls — проверяем создание окружения env.</text:span></text:p>
      <text:p text:style-name="P2"><text:tab/><text:span text:style-name="T3">В итоге в папке «project1» должна появиться папкак «env» в которой будут находится все необходимые исполняемые файлы (pithon3.8, pip...), для работы в «отдельном» python3.8.</text:span></text:p>
      <text:p text:style-name="P2"/>
      <text:p text:style-name="P4">3. Активируем окружение «env»</text:p>
      <text:p text:style-name="P3"><text:tab/>~/project1$ . <text:span text:style-name="T4">env/bin/activate — «точка» в начале строки — это синоним команды source, т.е. таким образом мы даём команду на запуск скрипта activate.</text:span></text:p>
      <text:p text:style-name="P3"/>
      <text:p text:style-name="P6">4. Обновим для окружения «env» pip</text:p>
      <text:p text:style-name="P5"><text:tab/><text:span text:style-name="T5">(env) ~/project1$ pip install -U pip</text:span></text:p>
      <text:p text:style-name="P5"/>
      <text:p text:style-name="P6">5. Установим для окружения «env» django</text:p>
      <text:p text:style-name="P6"><text:tab/>(env) ~/project1$ pip install django</text:p>
      <text:p text:style-name="P6"><text:tab/><text:span text:style-name="T6">и посмотрим какие пакеты для python установлены</text:span></text:p>
      <text:p text:style-name="P7"><text:tab/>(env) ~/project1$ pip <text:span text:style-name="T6">freeze — получим список установленных для окружения pip-пакетов.</text:span></text:p>
      <text:p text:style-name="P7"/>
      <text:p text:style-name="P8"><text:span text:style-name="T7">6. Э</text:span>кспортируем список <text:span text:style-name="T8">установленных для окружения pip-пакетов</text:span> в файл <text:span text:style-name="T8">r</text:span>equirements.txt</text:p>
      <text:p text:style-name="P9"><text:tab/><text:span text:style-name="T5">(env) ~/project1$ pip freeze &gt; requirements.txt</text:span></text:p>
      <text:p text:style-name="P10"><text:tab/><text:span text:style-name="T8">С помощью данного файла можно установить в другом окружении все необходимые для данного проекта пакеты таким образом: pip install -r requirements.txt (опция -r как раз это и имеет в виду «-r, --requirement &lt;file&gt; — Install from the given requirements file»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00:02:26.861417169</meta:creation-date>
    <meta:generator>LibreOffice/6.0.7.3$Linux_X86_64 LibreOffice_project/00m0$Build-3</meta:generator>
    <dc:date>2020-05-23T08:06:37.914117317</dc:date>
    <meta:editing-duration>PT16M21S</meta:editing-duration>
    <meta:editing-cycles>6</meta:editing-cycles>
    <meta:document-statistic meta:table-count="0" meta:image-count="0" meta:object-count="0" meta:page-count="1" meta:paragraph-count="19" meta:word-count="190" meta:character-count="1330" meta:non-whitespace-character-count="1143"/>
  </office:meta>
</office:document-meta>
</file>